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d7d7" draw:textarea-horizontal-align="justify" draw:textarea-vertical-align="top" draw:auto-grow-height="false" fo:min-height="1.361cm" fo:min-width="3.359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d7d7" draw:textarea-horizontal-align="justify" draw:textarea-vertical-align="top" draw:auto-grow-height="false" fo:min-height="0.912cm" fo:min-width="3.359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d7d7" draw:textarea-horizontal-align="justify" draw:textarea-vertical-align="top" draw:auto-grow-height="false" fo:min-height="0.876cm" fo:min-width="3.359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dee6ef" draw:textarea-horizontal-align="justify" draw:textarea-vertical-align="top" draw:auto-grow-height="false" fo:min-height="2.559cm" fo:min-width="3.359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6f9d4" draw:textarea-horizontal-align="justify" draw:textarea-vertical-align="top" draw:auto-grow-height="false" fo:min-height="2.115cm" fo:min-width="3.471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6f9d4" draw:textarea-horizontal-align="justify" draw:textarea-vertical-align="top" draw:auto-grow-height="false" fo:min-height="1.795cm" fo:min-width="3.359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dee6ef" draw:textarea-horizontal-align="justify" draw:textarea-vertical-align="top" draw:auto-grow-height="false" fo:min-height="2.665cm" fo:min-width="3.359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dee6ef" draw:textarea-horizontal-align="justify" draw:textarea-vertical-align="top" draw:auto-grow-height="false" fo:min-height="1.327cm" fo:min-width="3.359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6f9d4" draw:textarea-horizontal-align="justify" draw:textarea-vertical-align="top" draw:auto-grow-height="false" fo:min-height="2.065cm" fo:min-width="3.359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000000" draw:textarea-horizontal-align="justify" draw:textarea-vertical-align="top" draw:auto-grow-height="false" fo:min-height="1.271cm" fo:min-width="3.359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d7d7" draw:textarea-horizontal-align="justify" draw:textarea-vertical-align="top" draw:auto-grow-height="false" fo:min-height="2.112cm" fo:min-width="7.099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000000" draw:textarea-horizontal-align="justify" draw:textarea-vertical-align="top" draw:auto-grow-height="false" fo:min-height="1.699cm" fo:min-width="4.228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000000" draw:textarea-horizontal-align="justify" draw:textarea-vertical-align="top" draw:auto-grow-height="false" fo:min-height="1.68cm" fo:min-width="3.359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000000" draw:textarea-horizontal-align="justify" draw:textarea-vertical-align="top" draw:auto-grow-height="false" fo:min-height="1.207cm" fo:min-width="3.359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1.686cm" fo:min-width="6.335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-color="#ffd7d7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dee6ef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f6f9d4"/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color="#ffffff" fo:font-size="10pt" style:font-size-asian="10pt" style:font-size-complex="10pt"/>
    </style:style>
    <style:style style:name="P6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text-properties fo:color="#b2b2b2" fo:font-size="66pt" style:font-size-asian="66pt" style:font-size-complex="66pt"/>
    </style:style>
    <style:style style:name="P10" style:family="paragraph">
      <loext:graphic-properties draw:fill="none" draw:fill-color="#ffffff"/>
      <style:text-properties fo:color="#b2b2b2" fo:font-size="66pt" style:font-size-asian="66pt" style:font-size-complex="6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b2b2b2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93cm" svg:height="1.645cm" svg:x="1.911cm" svg:y="2.867cm">
          <text:p text:style-name="P1"><text:span text:style-name="T1">Biochemistry 2280A</text:span></text:p>
          <text:p text:style-name="P1"><text:span text:style-name="T2">Biochemistry and Molecular </text:span><text:span text:style-name="T2">Biolog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93cm" svg:height="1.196cm" svg:x="6.207cm" svg:y="2.848cm">
          <text:p text:style-name="P1"><text:span text:style-name="T1">Biology 2382A/B</text:span></text:p>
          <text:p text:style-name="P1"><text:span text:style-name="T2">Cell Biology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93cm" svg:height="1.16cm" svg:x="6.22cm" svg:y="4.39cm">
          <text:p text:style-name="P1"><text:span text:style-name="T1">Biology 2581A/B</text:span></text:p>
          <text:p text:style-name="P1"><text:span text:style-name="T2">Genetic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893cm" svg:height="2.843cm" svg:x="10.999cm" svg:y="2.865cm">
          <text:p text:style-name="P1"><text:span text:style-name="T1">Biology 2244A/B or</text:span></text:p>
          <text:p text:style-name="P1"><text:span text:style-name="T1">Stat Sci 2244A/B or</text:span></text:p>
          <text:p text:style-name="P1"><text:span text:style-name="T1">2858A/B</text:span></text:p>
          <text:p text:style-name="P1"><text:span text:style-name="T2">Introduction to</text:span></text:p>
          <text:p text:style-name="P1"><text:span text:style-name="T2">Statistics / Probabilit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005cm" svg:height="2.399cm" svg:x="20.005cm" svg:y="2.891cm">
          <text:p text:style-name="P1"><text:span text:style-name="T1">Comp Sci 2120A/B</text:span></text:p>
          <text:p text:style-name="P1"><text:span text:style-name="T2">Coding Essentials</text:span></text:p>
          <text:p text:style-name="P1"><text:span text:style-name="T1">(or CS1026 + 0.5 2000+ course from picklists)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893cm" svg:height="2.079cm" svg:x="20.063cm" svg:y="5.704cm">
          <text:p text:style-name="P1"><text:span text:style-name="T1">Comp Sci 2121A/B</text:span></text:p>
          <text:p text:style-name="P1"><text:span text:style-name="T2">Problem Solving Through Programming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893cm" svg:height="2.949cm" svg:x="15.29cm" svg:y="4.802cm">
          <text:p text:style-name="P1"><text:span text:style-name="T1">Data Science 2000A/B or</text:span></text:p>
          <text:p text:style-name="P1"><text:span text:style-name="T1">Statistical Sciences 2857A/B</text:span></text:p>
          <text:p text:style-name="P1"><text:span text:style-name="T2">Data Science or Probability Theory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893cm" svg:height="1.611cm" svg:x="15.274cm" svg:y="2.873cm">
          <text:p text:style-name="P1"><text:span text:style-name="T1">Mathematics 1229A/B or 1600A/B</text:span></text:p>
          <text:p text:style-name="P1"><text:span text:style-name="T2">Linear Algeb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3.893cm" svg:height="2.349cm" svg:x="20.063cm" svg:y="8.064cm">
          <text:p text:style-name="P1"><text:span text:style-name="T1">Comp Sci 3120A/B or 3121A/B</text:span></text:p>
          <text:p text:style-name="P1"><text:span text:style-name="T2">Databases / Artificial Intellig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3.893cm" svg:height="1.555cm" svg:x="11.856cm" svg:y="10.566cm">
          <text:p text:style-name="P5"><text:span text:style-name="T1">Medical Bioinformatics 3100A</text:span></text:p>
          <text:p text:style-name="P5"><text:span text:style-name="T2">Intro to Med Bioin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893cm" svg:height="1.645cm" svg:x="1.91cm" svg:y="5.858cm">
          <text:p text:style-name="P1"><text:span text:style-name="T1">Pathology 3500</text:span></text:p>
          <text:p text:style-name="P1"><text:span text:style-name="T2">Intro to Human Patholog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93cm" svg:height="1.645cm" svg:x="6.18cm" svg:y="5.858cm">
          <text:p text:style-name="P1"><text:span text:style-name="T1">Physiology 3120</text:span></text:p>
          <text:p text:style-name="P1"><text:span text:style-name="T2">Human Physiology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7.633cm" svg:height="2.396cm" svg:x="2.153cm" svg:y="7.866cm">
          <text:p text:style-name="P1"><text:span text:style-name="T1">Anatomy Cell Bio 2200A/B or 3309, Biochemistry 3385B, Epidemiology 2200A/B, Med Biophys 3503G, 3505F, Micro Imm 2500A/B, or Pharmacology 3620</text:span></text:p>
          <text:p text:style-name="P1"><text:span text:style-name="T2">Med Sci picklist (1.0 courses)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762cm" svg:height="1.983cm" svg:x="6.833cm" svg:y="12.399cm">
          <text:p text:style-name="P5"><text:span text:style-name="T1">Medical Bioinformatics 4650F</text:span></text:p>
          <text:p text:style-name="P5"><text:span text:style-name="T2">Computational Methods for Epigenome Analys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3.893cm" svg:height="1.964cm" svg:x="11.903cm" svg:y="12.399cm">
          <text:p text:style-name="P5"><text:span text:style-name="T1">Medical Bioinformatics 4750G</text:span></text:p>
          <text:p text:style-name="P5"><text:span text:style-name="T2">Bioinformatics of Infectious Disea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3.893cm" svg:height="1.964cm" svg:x="16.103cm" svg:y="12.399cm">
          <text:p text:style-name="P5"><text:span text:style-name="T1">Medical Bioinformatics 4850G</text:span></text:p>
          <text:p text:style-name="P5"><text:span text:style-name="T2">Genomic Data Analys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3.893cm" svg:height="1.491cm" svg:x="11.903cm" svg:y="14.618cm">
          <text:p text:style-name="P5"><text:span text:style-name="T1">Me</text:span><text:span text:style-name="T1">dic</text:span><text:span text:style-name="T1">al </text:span><text:span text:style-name="T1">Bio</text:span><text:span text:style-name="T1">inf</text:span><text:span text:style-name="T1">or</text:span><text:span text:style-name="T1">ma</text:span><text:span text:style-name="T1">tic</text:span><text:span text:style-name="T1">s </text:span><text:span text:style-name="T1">49</text:span><text:span text:style-name="T1">80</text:span><text:span text:style-name="T1">E</text:span></text:p>
          <text:p text:style-name="P5"><text:span text:style-name="T2">Re</text:span><text:span text:style-name="T2">se</text:span><text:span text:style-name="T2">arc</text:span><text:span text:style-name="T2">h </text:span><text:span text:style-name="T2">Pr</text:span><text:span text:style-name="T2">oje</text:span><text:span text:style-name="T2">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6.869cm" svg:height="1.97cm" svg:x="12.253cm" svg:y="8.166cm">
          <text:p text:style-name="P1"><text:span text:style-name="T1">Co</text:span><text:span text:style-name="T1">mp </text:span><text:span text:style-name="T1">Sc</text:span><text:span text:style-name="T1">i </text:span><text:span text:style-name="T1">44</text:span><text:span text:style-name="T1">11</text:span><text:span text:style-name="T1">A/</text:span><text:span text:style-name="T1">B </text:span><text:span text:style-name="T1">or </text:span><text:span text:style-name="T1">Da</text:span><text:span text:style-name="T1">ta </text:span><text:span text:style-name="T1">Sc</text:span><text:span text:style-name="T1">ien</text:span><text:span text:style-name="T1">ce </text:span><text:span text:style-name="T1">30</text:span><text:span text:style-name="T1">00</text:span><text:span text:style-name="T1">A/</text:span><text:span text:style-name="T1">B </text:span><text:span text:style-name="T1">or </text:span><text:span text:style-name="T1">Bi</text:span><text:span text:style-name="T1">olo</text:span><text:span text:style-name="T1">gy </text:span><text:span text:style-name="T1">42</text:span><text:span text:style-name="T1">89</text:span><text:span text:style-name="T1">A/</text:span><text:span text:style-name="T1">B </text:span><text:span text:style-name="T1">or </text:span><text:span text:style-name="T1">On</text:span><text:span text:style-name="T1">e </text:span><text:span text:style-name="T1">He</text:span><text:span text:style-name="T1">alt</text:span><text:span text:style-name="T1">h </text:span><text:span text:style-name="T1">41</text:span><text:span text:style-name="T1">00</text:span><text:span text:style-name="T1">F/</text:span><text:span text:style-name="T1">G</text:span></text:p>
          <text:p text:style-name="P1"><text:span text:style-name="T2"><text:s/></text:span><text:span text:style-name="T2">Pi</text:span><text:span text:style-name="T2">ckl</text:span><text:span text:style-name="T2">ist </text:span><text:span text:style-name="T2">(0.</text:span><text:span text:style-name="T2">5 </text:span><text:span text:style-name="T2">co</text:span><text:span text:style-name="T2">ur</text:span><text:span text:style-name="T2">se)</text:span></text:p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2.136cm" svg:height="0.926cm" svg:x="3.819cm" svg:y="13.091cm">
          <draw:text-box>
            <text:p><text:span text:style-name="T3">Pick two</text:span></text:p>
          </draw:text-box>
        </draw:frame>
        <draw:frame draw:style-name="gr16" draw:text-style-name="P10" draw:layer="layout" svg:width="1.115cm" svg:height="3.194cm" svg:x="5.602cm" svg:y="11.85cm">
          <draw:text-box>
            <text:p text:style-name="P9"><text:span text:style-name="T4">{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rt Poon</meta:initial-creator>
    <meta:creation-date>2022-11-17T10:27:33.501098473</meta:creation-date>
    <dc:date>2022-11-17T13:27:58.980718778</dc:date>
    <dc:creator>Art Poon</dc:creator>
    <meta:editing-duration>PT29M29S</meta:editing-duration>
    <meta:editing-cycles>9</meta:editing-cycles>
    <meta:generator>LibreOffice/6.4.7.2$Linux_X86_64 LibreOffice_project/40$Build-2</meta:generator>
    <meta:document-statistic meta:object-count="20"/>
  </office:meta>
</office:document-meta>
</file>